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T1" style:family="text">
      <style:text-properties fo:color="#808080"/>
    </style:style>
    <style:style style:name="T2" style:family="text">
      <style:text-properties fo:color="#808080" style:font-name="Consolas" fo:font-size="10.5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10.5pt" fo:font-weight="normal"/>
    </style:style>
    <style:style style:name="T5" style:family="text">
      <style:text-properties fo:color="#9cdcfe"/>
    </style:style>
    <style:style style:name="T6" style:family="text">
      <style:text-properties fo:color="#9cdcfe" style:font-name="Consolas" fo:font-size="10.5pt" fo:font-weight="normal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6a9955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!</text:span><text:span text:style-name="T3">DOCTYPE</text:span> <text:span text:style-name="T5">html</text:span><text:span text:style-name="T1">&gt;</text:span></text:p>
      <text:p text:style-name="P3">&lt;!--</text:p>
      <text:p text:style-name="P3">Template Name: Nocobot</text:p>
      <text:p text:style-name="P3">Author: &lt;a href="https://www.os-templates.com/"&gt;OS Templates&lt;/a&gt;</text:p>
      <text:p text:style-name="P3">Author URI: https://www.os-templates.com/</text:p>
      <text:p text:style-name="P3">Copyright: OS-Templates.com</text:p>
      <text:p text:style-name="P3">Licence: Free to use under our free template licence terms</text:p>
      <text:p text:style-name="P3">Licence URI: https://www.os-templates.com/template-terms</text:p>
      <text:p text:style-name="P3">--&gt;</text:p>
      <text:p text:style-name="P1"><text:span text:style-name="T1">&lt;</text:span><text:span text:style-name="T3">html</text:span> <text:span text:style-name="T5">lang</text:span>=<text:span text:style-name="T7">""</text:span><text:span text:style-name="T1">&gt;</text:span></text:p>
      <text:p text:style-name="P3">&lt;!-- To declare your language - read more here: https://www.w3.org/International/questions/qa-html-language-declarations --&gt;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title</text:span><text:span text:style-name="T1">&gt;</text:span>Nocobot<text:span text:style-name="T1">&lt;/</text:span><text:span text:style-name="T3">title</text:span><text:span text:style-name="T1">&gt;</text:span></text:p>
      <text:p text:style-name="P1"><text:span text:style-name="T1">&lt;</text:span><text:span text:style-name="T3">meta</text:span> <text:span text:style-name="T5">charset</text:span>=<text:span text:style-name="T7">"utf-8"</text:span><text:span text:style-name="T1">&gt;</text:span></text:p>
      <text:p text:style-name="P1"><text:span text:style-name="T1">&lt;</text:span><text:span text:style-name="T3">meta</text:span> <text:span text:style-name="T5">name</text:span>=<text:span text:style-name="T7">"viewport"</text:span> <text:span text:style-name="T5">content</text:span>=<text:span text:style-name="T7">"width=device-width, initial-scale=1.0, maximum-scale=1.0, user-scalable=no"</text:span><text:span text:style-name="T1">&gt;</text:span></text:p>
      <text:p text:style-name="P1"><text:span text:style-name="T1">&lt;</text:span><text:span text:style-name="T3">link</text:span> <text:span text:style-name="T5">href</text:span>=<text:span text:style-name="T7">"layout/styles/layout.css"</text:span> <text:span text:style-name="T5">rel</text:span>=<text:span text:style-name="T7">"stylesheet"</text:span> <text:span text:style-name="T5">type</text:span>=<text:span text:style-name="T7">"text/css"</text:span> <text:span text:style-name="T5">media</text:span>=<text:span text:style-name="T7">"all"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 <text:span text:style-name="T5">id</text:span>=<text:span text:style-name="T7">"top"</text:span><text:span text:style-name="T1">&gt;</text:span></text:p>
      <text:p text:style-name="P3">&lt;!-- ############################################################################################### --&gt;</text:p>
      <text:p text:style-name="P3">&lt;!-- ############################################################################################### --&gt;</text:p>
      <text:p text:style-name="P3">&lt;!-- ############################################################################################### --&gt;</text:p>
      <text:p text:style-name="P1"><text:span text:style-name="T1">&lt;</text:span><text:span text:style-name="T3">div</text:span> <text:span text:style-name="T5">class</text:span>=<text:span text:style-name="T7">"wrapper row0"</text:span><text:span text:style-name="T1">&gt;</text:span></text:p>
      <text:p text:style-name="P2">  <text:span text:style-name="T2">&lt;</text:span><text:span text:style-name="T4">div</text:span><text:span text:style-name="T9"> </text:span><text:span text:style-name="T6">id</text:span><text:span text:style-name="T9">=</text:span><text:span text:style-name="T8">"topbar"</text:span><text:span text:style-name="T9"> </text:span><text:span text:style-name="T6">class</text:span><text:span text:style-name="T9">=</text:span><text:span text:style-name="T8">"hoc clear"</text:span><text:span text:style-name="T2">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fl_left"</text:span><text:span text:style-name="T2">&gt;</text:span><text:span text:style-name="T9"> </text:span></text:p>
      <text:p text:style-name="P2">      <text:span text:style-name="T10">&lt;!-- ################################################################################################ --&gt;</text:span></text:p>
      <text:p text:style-name="P2">      <text:span text:style-name="T2">&lt;</text:span><text:span text:style-name="T4">ul</text:span><text:span text:style-name="T9"> </text:span><text:span text:style-name="T6">class</text:span><text:span text:style-name="T9">=</text:span><text:span text:style-name="T8">"nospace"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phone rgtspace-5"</text:span><text:span text:style-name="T2">&gt;&lt;/</text:span><text:span text:style-name="T4">i</text:span><text:span text:style-name="T2">&gt;</text:span><text:span text:style-name="T9"> +00 (123) 456 7890</text:span><text:span text:style-name="T2">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r fa-envelope rgtspace-5"</text:span><text:span text:style-name="T2">&gt;&lt;/</text:span><text:span text:style-name="T4">i</text:span><text:span text:style-name="T2">&gt;</text:span><text:span text:style-name="T9"> info@domain.com</text:span><text:span text:style-name="T2">&lt;/</text:span><text:span text:style-name="T4">li</text:span><text:span text:style-name="T2">&gt;</text:span></text:p>
      <text:p text:style-name="P2">      <text:span text:style-name="T2">&lt;/</text:span><text:span text:style-name="T4">ul</text:span><text:span text:style-name="T2">&gt;</text:span></text:p>
      <text:p text:style-name="P2">      <text:span text:style-name="T10">&lt;!-- ################################################################################################ --&gt;</text:span></text:p>
      <text:p text:style-name="P2">    <text:span text:style-name="T2">&lt;/</text:span><text:span text:style-name="T4">div</text:span><text:span text:style-name="T2">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fl_right"</text:span><text:span text:style-name="T2">&gt;</text:span><text:span text:style-name="T9"> </text:span></text:p>
      <text:p text:style-name="P2">      <text:span text:style-name="T10">&lt;!-- ################################################################################################ --&gt;</text:span></text:p>
      <text:p text:style-name="P2">      <text:span text:style-name="T2">&lt;</text:span><text:span text:style-name="T4">ul</text:span><text:span text:style-name="T9"> </text:span><text:span text:style-name="T6">class</text:span><text:span text:style-name="T9">=</text:span><text:span text:style-name="T8">"nospace"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9"> </text:span><text:span text:style-name="T6">title</text:span><text:span text:style-name="T9">=</text:span><text:span text:style-name="T8">"Login"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sign-in-alt"</text:span><text:span text:style-name="T2">&gt;&lt;/</text:span><text:span text:style-name="T4">i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9"> </text:span><text:span text:style-name="T6">title</text:span><text:span text:style-name="T9">=</text:span><text:span text:style-name="T8">"Sign Up"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edit"</text:span><text:span text:style-name="T2">&gt;&lt;/</text:span><text:span text:style-name="T4">i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9"> </text:span><text:span text:style-name="T6">id</text:span><text:span text:style-name="T9">=</text:span><text:span text:style-name="T8">"searchform"</text:span><text:span text:style-name="T2">&gt;</text:span></text:p>
      <text:p text:style-name="P2"><text:soft-page-break/>          <text:span text:style-name="T2">&lt;</text:span><text:span text:style-name="T4">div</text:span><text:span text:style-name="T2">&gt;</text:span></text:p>
      <text:p text:style-name="P2">            <text:span text:style-name="T2">&lt;</text:span><text:span text:style-name="T4">form</text:span><text:span text:style-name="T9"> </text:span><text:span text:style-name="T6">action</text:span><text:span text:style-name="T9">=</text:span><text:span text:style-name="T8">"#"</text:span><text:span text:style-name="T9"> </text:span><text:span text:style-name="T6">method</text:span><text:span text:style-name="T9">=</text:span><text:span text:style-name="T8">"post"</text:span><text:span text:style-name="T2">&gt;</text:span></text:p>
      <text:p text:style-name="P2">              <text:span text:style-name="T2">&lt;</text:span><text:span text:style-name="T4">fieldset</text:span><text:span text:style-name="T2">&gt;</text:span></text:p>
      <text:p text:style-name="P2">                <text:span text:style-name="T2">&lt;</text:span><text:span text:style-name="T4">legend</text:span><text:span text:style-name="T2">&gt;</text:span><text:span text:style-name="T9">Quick Search:</text:span><text:span text:style-name="T2">&lt;/</text:span><text:span text:style-name="T4">legend</text:span><text:span text:style-name="T2">&gt;</text:span></text:p>
      <text:p text:style-name="P2">                <text:span text:style-name="T2">&lt;</text:span><text:span text:style-name="T4">input</text:span><text:span text:style-name="T9"> </text:span><text:span text:style-name="T6">type</text:span><text:span text:style-name="T9">=</text:span><text:span text:style-name="T8">"text"</text:span><text:span text:style-name="T9"> </text:span><text:span text:style-name="T6">placeholder</text:span><text:span text:style-name="T9">=</text:span><text:span text:style-name="T8">"Enter search term</text:span><text:span text:style-name="T4">&amp;hellip;</text:span><text:span text:style-name="T8">"</text:span><text:span text:style-name="T2">&gt;</text:span></text:p>
      <text:p text:style-name="P2">                <text:span text:style-name="T2">&lt;</text:span><text:span text:style-name="T4">button</text:span><text:span text:style-name="T9"> </text:span><text:span text:style-name="T6">type</text:span><text:span text:style-name="T9">=</text:span><text:span text:style-name="T8">"submit"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search"</text:span><text:span text:style-name="T2">&gt;&lt;/</text:span><text:span text:style-name="T4">i</text:span><text:span text:style-name="T2">&gt;&lt;/</text:span><text:span text:style-name="T4">button</text:span><text:span text:style-name="T2">&gt;</text:span></text:p>
      <text:p text:style-name="P2">              <text:span text:style-name="T2">&lt;/</text:span><text:span text:style-name="T4">fieldset</text:span><text:span text:style-name="T2">&gt;</text:span></text:p>
      <text:p text:style-name="P2">            <text:span text:style-name="T2">&lt;/</text:span><text:span text:style-name="T4">form</text:span><text:span text:style-name="T2">&gt;</text:span></text:p>
      <text:p text:style-name="P2">          <text:span text:style-name="T2">&lt;/</text:span><text:span text:style-name="T4">div</text:span><text:span text:style-name="T2">&gt;</text:span></text:p>
      <text:p text:style-name="P2">        <text:span text:style-name="T2">&lt;/</text:span><text:span text:style-name="T4">li</text:span><text:span text:style-name="T2">&gt;</text:span></text:p>
      <text:p text:style-name="P2">      <text:span text:style-name="T2">&lt;/</text:span><text:span text:style-name="T4">ul</text:span><text:span text:style-name="T2">&gt;</text:span></text:p>
      <text:p text:style-name="P2">      <text:span text:style-name="T10">&lt;!-- ################################################################################################ --&gt;</text:span></text:p>
      <text:p text:style-name="P2">    <text:span text:style-name="T2">&lt;/</text:span><text:span text:style-name="T4">div</text:span><text:span text:style-name="T2">&gt;</text:span></text:p>
      <text:p text:style-name="P2">  <text:span text:style-name="T2">&lt;/</text:span><text:span text:style-name="T4">div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Top Background Image Wrapper --&gt;</text:p>
      <text:p text:style-name="P1"><text:span text:style-name="T1">&lt;</text:span><text:span text:style-name="T3">div</text:span> <text:span text:style-name="T5">class</text:span>=<text:span text:style-name="T7">"bgded"</text:span> <text:span text:style-name="T5">style</text:span>=<text:span text:style-name="T7">"background-image:url('images/demo/backgrounds/01.png');"</text:span><text:span text:style-name="T1">&gt;</text:span> </text:p>
      <text:p text:style-name="P2">  <text:span text:style-name="T10">&lt;!-- ################################################################################################ --&gt;</text:span></text:p>
      <text:p text:style-name="P2">  <text:span text:style-name="T2">&lt;</text:span><text:span text:style-name="T4">div</text:span><text:span text:style-name="T9"> </text:span><text:span text:style-name="T6">class</text:span><text:span text:style-name="T9">=</text:span><text:span text:style-name="T8">"wrapper row1"</text:span><text:span text:style-name="T2">&gt;</text:span></text:p>
      <text:p text:style-name="P2">    <text:span text:style-name="T2">&lt;</text:span><text:span text:style-name="T4">header</text:span><text:span text:style-name="T9"> </text:span><text:span text:style-name="T6">id</text:span><text:span text:style-name="T9">=</text:span><text:span text:style-name="T8">"header"</text:span><text:span text:style-name="T9"> </text:span><text:span text:style-name="T6">class</text:span><text:span text:style-name="T9">=</text:span><text:span text:style-name="T8">"hoc clear"</text:span><text:span text:style-name="T2">&gt;</text:span></text:p>
      <text:p text:style-name="P2">      <text:span text:style-name="T2">&lt;</text:span><text:span text:style-name="T4">div</text:span><text:span text:style-name="T9"> </text:span><text:span text:style-name="T6">id</text:span><text:span text:style-name="T9">=</text:span><text:span text:style-name="T8">"logo"</text:span><text:span text:style-name="T9"> </text:span><text:span text:style-name="T6">class</text:span><text:span text:style-name="T9">=</text:span><text:span text:style-name="T8">"fl_left"</text:span><text:span text:style-name="T2">&gt;</text:span><text:span text:style-name="T9"> </text:span></text:p>
      <text:p text:style-name="P2">        <text:span text:style-name="T10">&lt;!-- ################################################################################################ --&gt;</text:span></text:p>
      <text:p text:style-name="P2">        <text:span text:style-name="T2">&lt;</text:span><text:span text:style-name="T4">h1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index.html"</text:span><text:span text:style-name="T2">&gt;</text:span><text:span text:style-name="T9">ARGA</text:span><text:span text:style-name="T2">&lt;/</text:span><text:span text:style-name="T4">a</text:span><text:span text:style-name="T2">&gt;&lt;/</text:span><text:span text:style-name="T4">h1</text:span><text:span text:style-name="T2">&gt;</text:span></text:p>
      <text:p text:style-name="P2">        <text:span text:style-name="T10">&lt;!-- ################################################################################################ --&gt;</text:span></text:p>
      <text:p text:style-name="P2">      <text:span text:style-name="T2">&lt;/</text:span><text:span text:style-name="T4">div</text:span><text:span text:style-name="T2">&gt;</text:span></text:p>
      <text:p text:style-name="P2">      <text:span text:style-name="T2">&lt;</text:span><text:span text:style-name="T4">nav</text:span><text:span text:style-name="T9"> </text:span><text:span text:style-name="T6">id</text:span><text:span text:style-name="T9">=</text:span><text:span text:style-name="T8">"mainav"</text:span><text:span text:style-name="T9"> </text:span><text:span text:style-name="T6">class</text:span><text:span text:style-name="T9">=</text:span><text:span text:style-name="T8">"fl_right"</text:span><text:span text:style-name="T2">&gt;</text:span><text:span text:style-name="T9"> </text:span></text:p>
      <text:p text:style-name="P2">        <text:span text:style-name="T10">&lt;!-- ################################################################################################ --&gt;</text:span></text:p>
      <text:p text:style-name="P2">        <text:span text:style-name="T2">&lt;</text:span><text:span text:style-name="T4">ul</text:span><text:span text:style-name="T9"> </text:span><text:span text:style-name="T6">class</text:span><text:span text:style-name="T9">=</text:span><text:span text:style-name="T8">"clear"</text:span><text:span text:style-name="T2">&gt;</text:span></text:p>
      <text:p text:style-name="P2">          <text:span text:style-name="T2">&lt;</text:span><text:span text:style-name="T4">li</text:span><text:span text:style-name="T9"> </text:span><text:span text:style-name="T6">class</text:span><text:span text:style-name="T9">=</text:span><text:span text:style-name="T8">"active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index.html"</text:span><text:span text:style-name="T2">&gt;</text:span><text:span text:style-name="T9">Home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drop"</text:span><text:span text:style-name="T9"> </text:span><text:span text:style-name="T6">href</text:span><text:span text:style-name="T9">=</text:span><text:span text:style-name="T8">"#"</text:span><text:span text:style-name="T2">&gt;</text:span><text:span text:style-name="T9">Pages</text:span><text:span text:style-name="T2">&lt;/</text:span><text:span text:style-name="T4">a</text:span><text:span text:style-name="T2">&gt;</text:span></text:p>
      <text:p text:style-name="P2">            <text:span text:style-name="T2">&lt;</text:span><text:span text:style-name="T4">ul</text:span><text:span text:style-name="T2">&gt;</text:span></text:p>
      <text:p text:style-name="P2"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pages/gallery.html"</text:span><text:span text:style-name="T2">&gt;</text:span><text:span text:style-name="T9">Gallery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<text:soft-page-break/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pages/full-width.html"</text:span><text:span text:style-name="T2">&gt;</text:span><text:span text:style-name="T9">Full Width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pages/sidebar-left.html"</text:span><text:span text:style-name="T2">&gt;</text:span><text:span text:style-name="T9">Sidebar Left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pages/sidebar-right.html"</text:span><text:span text:style-name="T2">&gt;</text:span><text:span text:style-name="T9">Sidebar Right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pages/basic-grid.html"</text:span><text:span text:style-name="T2">&gt;</text:span><text:span text:style-name="T9">Basic Grid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pages/font-icons.html"</text:span><text:span text:style-name="T2">&gt;</text:span><text:span text:style-name="T9">Font Icon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<text:span text:style-name="T2">&lt;/</text:span><text:span text:style-name="T4">ul</text:span><text:span text:style-name="T2">&gt;</text:span></text:p>
      <text:p text:style-name="P2">          <text:span text:style-name="T2">&lt;/</text:span><text:span text:style-name="T4">li</text:span><text:span text:style-name="T2">&gt;</text:span></text:p>
      <text:p text:style-name="P2">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drop"</text:span><text:span text:style-name="T9"> </text:span><text:span text:style-name="T6">href</text:span><text:span text:style-name="T9">=</text:span><text:span text:style-name="T8">"#"</text:span><text:span text:style-name="T2">&gt;</text:span><text:span text:style-name="T9">Dropdown</text:span><text:span text:style-name="T2">&lt;/</text:span><text:span text:style-name="T4">a</text:span><text:span text:style-name="T2">&gt;</text:span></text:p>
      <text:p text:style-name="P2">            <text:span text:style-name="T2">&lt;</text:span><text:span text:style-name="T4">ul</text:span><text:span text:style-name="T2">&gt;</text:span></text:p>
      <text:p text:style-name="P2"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Level 2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drop"</text:span><text:span text:style-name="T9"> </text:span><text:span text:style-name="T6">href</text:span><text:span text:style-name="T9">=</text:span><text:span text:style-name="T8">"#"</text:span><text:span text:style-name="T2">&gt;</text:span><text:span text:style-name="T9">Level 2 + Drop</text:span><text:span text:style-name="T2">&lt;/</text:span><text:span text:style-name="T4">a</text:span><text:span text:style-name="T2">&gt;</text:span></text:p>
      <text:p text:style-name="P2">                <text:span text:style-name="T2">&lt;</text:span><text:span text:style-name="T4">ul</text:span><text:span text:style-name="T2">&gt;</text:span></text:p>
      <text:p text:style-name="P2">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Level 3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Level 3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Level 3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<text:span text:style-name="T2">&lt;/</text:span><text:span text:style-name="T4">ul</text:span><text:span text:style-name="T2">&gt;</text:span></text:p>
      <text:p text:style-name="P2">              <text:span text:style-name="T2">&lt;/</text:span><text:span text:style-name="T4">li</text:span><text:span text:style-name="T2">&gt;</text:span></text:p>
      <text:p text:style-name="P2"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Level 2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<text:span text:style-name="T2">&lt;/</text:span><text:span text:style-name="T4">ul</text:span><text:span text:style-name="T2">&gt;</text:span></text:p>
      <text:p text:style-name="P2">          <text:span text:style-name="T2">&lt;/</text:span><text:span text:style-name="T4">li</text:span><text:span text:style-name="T2">&gt;</text:span></text:p>
      <text:p text:style-name="P2">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Link Text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Link Text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Link Text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/</text:span><text:span text:style-name="T4">ul</text:span><text:span text:style-name="T2">&gt;</text:span></text:p>
      <text:p text:style-name="P2">        <text:span text:style-name="T10">&lt;!-- ################################################################################################ --&gt;</text:span></text:p>
      <text:p text:style-name="P2">      <text:span text:style-name="T2">&lt;/</text:span><text:span text:style-name="T4">nav</text:span><text:span text:style-name="T2">&gt;</text:span></text:p>
      <text:p text:style-name="P2">    <text:span text:style-name="T2">&lt;/</text:span><text:span text:style-name="T4">header</text:span><text:span text:style-name="T2">&gt;</text:span></text:p>
      <text:p text:style-name="P2">  <text:span text:style-name="T2">&lt;/</text:span><text:span text:style-name="T4">div</text:span><text:span text:style-name="T2">&gt;</text:span></text:p>
      <text:p text:style-name="P2">  <text:span text:style-name="T10">&lt;!-- ################################################################################################ --&gt;</text:span></text:p>
      <text:p text:style-name="P2">  <text:span text:style-name="T10">&lt;!-- ################################################################################################ --&gt;</text:span></text:p>
      <text:p text:style-name="P2">  <text:span text:style-name="T10">&lt;!-- ################################################################################################ --&gt;</text:span></text:p>
      <text:p text:style-name="P2">  <text:span text:style-name="T2">&lt;</text:span><text:span text:style-name="T4">div</text:span><text:span text:style-name="T9"> </text:span><text:span text:style-name="T6">class</text:span><text:span text:style-name="T9">=</text:span><text:span text:style-name="T8">"overlay"</text:span><text:span text:style-name="T2">&gt;</text:span></text:p>
      <text:p text:style-name="P2">    <text:span text:style-name="T2">&lt;</text:span><text:span text:style-name="T4">div</text:span><text:span text:style-name="T9"> </text:span><text:span text:style-name="T6">id</text:span><text:span text:style-name="T9">=</text:span><text:span text:style-name="T8">"pageintro"</text:span><text:span text:style-name="T9"> </text:span><text:span text:style-name="T6">class</text:span><text:span text:style-name="T9">=</text:span><text:span text:style-name="T8">"hoc clear"</text:span><text:span text:style-name="T2">&gt;</text:span><text:span text:style-name="T9"> </text:span></text:p>
      <text:p text:style-name="P2">      <text:span text:style-name="T10">&lt;!-- ################################################################################################ --&gt;</text:span></text:p>
      <text:p text:style-name="P2">      <text:span text:style-name="T2">&lt;</text:span><text:span text:style-name="T4">article</text:span><text:span text:style-name="T2">&gt;</text:span></text:p>
      <text:p text:style-name="P2">        <text:span text:style-name="T2">&lt;</text:span><text:span text:style-name="T4">h3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Arga Onlus</text:span><text:span text:style-name="T2">&lt;/</text:span><text:span text:style-name="T4">h3</text:span><text:span text:style-name="T2">&gt;</text:span></text:p>
      <text:p text:style-name="P2">        <text:span text:style-name="T2">&lt;</text:span><text:span text:style-name="T4">img</text:span><text:span text:style-name="T9"> </text:span><text:span text:style-name="T6">src</text:span><text:span text:style-name="T9">=</text:span><text:span text:style-name="T8">"images/demo/logo-1.jpg"</text:span><text:span text:style-name="T9"> </text:span><text:span text:style-name="T6">alt</text:span><text:span text:style-name="T9">=</text:span><text:span text:style-name="T8">""</text:span><text:span text:style-name="T2">&gt;</text:span></text:p>
      <text:p text:style-name="P2">        <text:span text:style-name="T2">&lt;</text:span><text:span text:style-name="T4">p</text:span><text:span text:style-name="T2">&gt;</text:span><text:span text:style-name="T9">Argentina Gruppo Annalaura</text:span><text:span text:style-name="T2">&lt;/</text:span><text:span text:style-name="T4">p</text:span><text:span text:style-name="T2">&gt;</text:span></text:p>
      <text:p text:style-name="P2">        </text:p>
      <text:p text:style-name="P2">      <text:span text:style-name="T2">&lt;/</text:span><text:span text:style-name="T4">article</text:span><text:span text:style-name="T2">&gt;</text:span></text:p>
      <text:p text:style-name="P2"><text:soft-page-break/>      <text:span text:style-name="T10">&lt;!-- ################################################################################################ --&gt;</text:span></text:p>
      <text:p text:style-name="P2">    <text:span text:style-name="T2">&lt;/</text:span><text:span text:style-name="T4">div</text:span><text:span text:style-name="T2">&gt;</text:span></text:p>
      <text:p text:style-name="P2">  <text:span text:style-name="T2">&lt;/</text:span><text:span text:style-name="T4">div</text:span><text:span text:style-name="T2">&gt;</text:span></text:p>
      <text:p text:style-name="P2">  <text:span text:style-name="T10">&lt;!-- ################################################################################################ --&gt;</text:span></text:p>
      <text:p text:style-name="P1"><text:span text:style-name="T1">&lt;/</text:span><text:span text:style-name="T3">div</text:span><text:span text:style-name="T1">&gt;</text:span></text:p>
      <text:p text:style-name="P3">&lt;!-- End Top Background Image Wrapper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1"><text:span text:style-name="T1">&lt;</text:span><text:span text:style-name="T3">div</text:span> <text:span text:style-name="T5">class</text:span>=<text:span text:style-name="T7">"wrapper row3"</text:span><text:span text:style-name="T1">&gt;</text:span></text:p>
      <text:p text:style-name="P2">  <text:span text:style-name="T2">&lt;</text:span><text:span text:style-name="T4">main</text:span><text:span text:style-name="T9"> </text:span><text:span text:style-name="T6">class</text:span><text:span text:style-name="T9">=</text:span><text:span text:style-name="T8">"hoc container clear"</text:span><text:span text:style-name="T2">&gt;</text:span><text:span text:style-name="T9"> </text:span></text:p>
      <text:p text:style-name="P2">    <text:span text:style-name="T10">&lt;!-- main body --&gt;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section</text:span><text:span text:style-name="T9"> </text:span><text:span text:style-name="T6">id</text:span><text:span text:style-name="T9">=</text:span><text:span text:style-name="T8">"introblocks"</text:span><text:span text:style-name="T2">&gt;</text:span></text:p>
      <text:p text:style-name="P2">  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group btmspace-80"</text:span><text:span text:style-name="T2">&gt;</text:span></text:p>
      <text:p text:style-name="P2">  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 first"</text:span><text:span text:style-name="T2">&gt;</text:span></text:p>
      <text:p text:style-name="P2">          <text:span text:style-name="T2">&lt;</text:span><text:span text:style-name="T4">figure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storia/storia.jp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</text:span></text:p>
      <text:p text:style-name="P2">            <text:span text:style-name="T2">&lt;</text:span><text:span text:style-name="T4">figcaption</text:span><text:span text:style-name="T2">&gt;</text:span></text:p>
      <text:p text:style-name="P2">    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Storia</text:span><text:span text:style-name="T2">&lt;/</text:span><text:span text:style-name="T4">h6</text:span><text:span text:style-name="T2">&gt;</text:span></text:p>
      <text:p text:style-name="P2">              <text:span text:style-name="T2">&lt;</text:span><text:span text:style-name="T4">div</text:span><text:span text:style-name="T2">&gt;</text:span></text:p>
      <text:p text:style-name="P2">                <text:span text:style-name="T2">&lt;</text:span><text:span text:style-name="T4">p</text:span><text:span text:style-name="T2">&gt;</text:span><text:span text:style-name="T9">Cenni storici sull'associazione</text:span><text:span text:style-name="T2">&lt;/</text:span><text:span text:style-name="T4">p</text:span><text:span text:style-name="T2">&gt;</text:span></text:p>
      <text:p text:style-name="P2">              <text:span text:style-name="T2">&lt;/</text:span><text:span text:style-name="T4">div</text:span><text:span text:style-name="T2">&gt;</text:span></text:p>
      <text:p text:style-name="P2">            <text:span text:style-name="T2">&lt;/</text:span><text:span text:style-name="T4">figcaption</text:span><text:span text:style-name="T2">&gt;</text:span></text:p>
      <text:p text:style-name="P2">          <text:span text:style-name="T2">&lt;/</text:span><text:span text:style-name="T4">figure</text:span><text:span text:style-name="T2">&gt;</text:span></text:p>
      <text:p text:style-name="P2">        <text:span text:style-name="T2">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"</text:span><text:span text:style-name="T2">&gt;</text:span></text:p>
      <text:p text:style-name="P2">          <text:span text:style-name="T2">&lt;</text:span><text:span text:style-name="T4">figure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Progetti/progetto.JP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</text:span></text:p>
      <text:p text:style-name="P2">            <text:span text:style-name="T2">&lt;</text:span><text:span text:style-name="T4">figcaption</text:span><text:span text:style-name="T2">&gt;</text:span></text:p>
      <text:p text:style-name="P2">    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Progetti e iniziative</text:span><text:span text:style-name="T2">&lt;/</text:span><text:span text:style-name="T4">h6</text:span><text:span text:style-name="T2">&gt;</text:span></text:p>
      <text:p text:style-name="P2">              <text:span text:style-name="T2">&lt;</text:span><text:span text:style-name="T4">div</text:span><text:span text:style-name="T2">&gt;</text:span></text:p>
      <text:p text:style-name="P2">                <text:span text:style-name="T2">&lt;</text:span><text:span text:style-name="T4">p</text:span><text:span text:style-name="T2">&gt;</text:span><text:span text:style-name="T9">Tutte le iniziative di Arga</text:span><text:span text:style-name="T2">&lt;/</text:span><text:span text:style-name="T4">p</text:span><text:span text:style-name="T2">&gt;</text:span></text:p>
      <text:p text:style-name="P2">              <text:span text:style-name="T2">&lt;/</text:span><text:span text:style-name="T4">div</text:span><text:span text:style-name="T2">&gt;</text:span></text:p>
      <text:p text:style-name="P2">            <text:span text:style-name="T2">&lt;/</text:span><text:span text:style-name="T4">figcaption</text:span><text:span text:style-name="T2">&gt;</text:span></text:p>
      <text:p text:style-name="P2">          <text:span text:style-name="T2">&lt;/</text:span><text:span text:style-name="T4">figure</text:span><text:span text:style-name="T2">&gt;</text:span></text:p>
      <text:p text:style-name="P2">        <text:span text:style-name="T2">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"</text:span><text:span text:style-name="T2">&gt;</text:span></text:p>
      <text:p text:style-name="P2"><text:soft-page-break/>          <text:span text:style-name="T2">&lt;</text:span><text:span text:style-name="T4">figure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news/news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</text:span></text:p>
      <text:p text:style-name="P2">            <text:span text:style-name="T2">&lt;</text:span><text:span text:style-name="T4">figcaption</text:span><text:span text:style-name="T2">&gt;</text:span></text:p>
      <text:p text:style-name="P2">    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News </text:span><text:span text:style-name="T2">&lt;/</text:span><text:span text:style-name="T4">h6</text:span><text:span text:style-name="T2">&gt;</text:span></text:p>
      <text:p text:style-name="P2">              <text:span text:style-name="T2">&lt;</text:span><text:span text:style-name="T4">div</text:span><text:span text:style-name="T2">&gt;</text:span></text:p>
      <text:p text:style-name="P2">                <text:span text:style-name="T2">&lt;</text:span><text:span text:style-name="T4">p</text:span><text:span text:style-name="T2">&gt;</text:span><text:span text:style-name="T9">Aggiornamenti</text:span><text:span text:style-name="T2">&lt;/</text:span><text:span text:style-name="T4">p</text:span><text:span text:style-name="T2">&gt;</text:span></text:p>
      <text:p text:style-name="P2">              <text:span text:style-name="T2">&lt;/</text:span><text:span text:style-name="T4">div</text:span><text:span text:style-name="T2">&gt;</text:span></text:p>
      <text:p text:style-name="P2">            <text:span text:style-name="T2">&lt;/</text:span><text:span text:style-name="T4">figcaption</text:span><text:span text:style-name="T2">&gt;</text:span></text:p>
      <text:p text:style-name="P2">          <text:span text:style-name="T2">&lt;/</text:span><text:span text:style-name="T4">figure</text:span><text:span text:style-name="T2">&gt;</text:span></text:p>
      <text:p text:style-name="P2">        <text:span text:style-name="T2">&lt;/</text:span><text:span text:style-name="T4">li</text:span><text:span text:style-name="T2">&gt;</text:span></text:p>
      <text:p text:style-name="P2">      <text:span text:style-name="T2">&lt;/</text:span><text:span text:style-name="T4">ul</text:span><text:span text:style-name="T2">&gt;</text:span></text:p>
      <text:p text:style-name="P2">    <text:span text:style-name="T2">&lt;/</text:span><text:span text:style-name="T4">section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hr</text:span><text:span text:style-name="T9"> </text:span><text:span text:style-name="T6">class</text:span><text:span text:style-name="T9">=</text:span><text:span text:style-name="T8">"btmspace-80"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section</text:span><text:span text:style-name="T9"> </text:span><text:span text:style-name="T6">class</text:span><text:span text:style-name="T9">=</text:span><text:span text:style-name="T8">"group"</text:span><text:span text:style-name="T2">&gt;</text:span></text:p>
      <text:p text:style-name="P2">      <text:span text:style-name="T2">&lt;</text:span><text:span text:style-name="T4">div</text:span><text:span text:style-name="T9"> </text:span><text:span text:style-name="T6">class</text:span><text:span text:style-name="T9">=</text:span><text:span text:style-name="T8">"one_half first"</text:span><text:span text:style-name="T2">&gt;&lt;</text:span><text:span text:style-name="T4">img</text:span><text:span text:style-name="T9"> </text:span><text:span text:style-name="T6">class</text:span><text:span text:style-name="T9">=</text:span><text:span text:style-name="T8">"inspace-15 borderedbox"</text:span><text:span text:style-name="T9"> </text:span><text:span text:style-name="T6">src</text:span><text:span text:style-name="T9">=</text:span><text:span text:style-name="T8">"images/demo/474x356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div</text:span><text:span text:style-name="T2">&gt;</text:span></text:p>
      <text:p text:style-name="P2">      <text:span text:style-name="T2">&lt;</text:span><text:span text:style-name="T4">div</text:span><text:span text:style-name="T9"> </text:span><text:span text:style-name="T6">class</text:span><text:span text:style-name="T9">=</text:span><text:span text:style-name="T8">"one_half"</text:span><text:span text:style-name="T2">&gt;</text:span></text:p>
      <text:p text:style-name="P2">    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group inspace-15"</text:span><text:span text:style-name="T2">&gt;</text:span></text:p>
      <text:p text:style-name="P2">          <text:span text:style-name="T2">&lt;</text:span><text:span text:style-name="T4">li</text:span><text:span text:style-name="T9"> </text:span><text:span text:style-name="T6">class</text:span><text:span text:style-name="T9">=</text:span><text:span text:style-name="T8">"one_half first btmspace-50"</text:span><text:span text:style-name="T2">&gt;</text:span></text:p>
      <text:p text:style-name="P2">            <text:span text:style-name="T2">&lt;</text:span><text:span text:style-name="T4">article</text:span><text:span text:style-name="T2">&gt;</text:span></text:p>
      <text:p text:style-name="P2">    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Posuere ultricies</text:span><text:span text:style-name="T2">&lt;/</text:span><text:span text:style-name="T4">a</text:span><text:span text:style-name="T2">&gt;&lt;/</text:span><text:span text:style-name="T4">h6</text:span><text:span text:style-name="T2">&gt;</text:span></text:p>
      <text:p text:style-name="P2">        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"</text:span><text:span text:style-name="T2">&gt;</text:span><text:span text:style-name="T9">Sed tellus fusce velit orci aliquet et condimentum sit amet dapibus eget odio vivamus urna pellentesque felis</text:span><text:span text:style-name="T4">&amp;hellip;</text:span><text:span text:style-name="T2">&lt;/</text:span><text:span text:style-name="T4">p</text:span><text:span text:style-name="T2">&gt;</text:span></text:p>
      <text:p text:style-name="P2">            <text:span text:style-name="T2">&lt;/</text:span><text:span text:style-name="T4">article</text:span><text:span text:style-name="T2">&gt;</text:span></text:p>
      <text:p text:style-name="P2">          <text:span text:style-name="T2">&lt;/</text:span><text:span text:style-name="T4">li</text:span><text:span text:style-name="T2">&gt;</text:span></text:p>
      <text:p text:style-name="P2">          <text:span text:style-name="T2">&lt;</text:span><text:span text:style-name="T4">li</text:span><text:span text:style-name="T9"> </text:span><text:span text:style-name="T6">class</text:span><text:span text:style-name="T9">=</text:span><text:span text:style-name="T8">"one_half btmspace-50"</text:span><text:span text:style-name="T2">&gt;</text:span></text:p>
      <text:p text:style-name="P2">            <text:span text:style-name="T2">&lt;</text:span><text:span text:style-name="T4">article</text:span><text:span text:style-name="T2">&gt;</text:span></text:p>
      <text:p text:style-name="P2">    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Pellentesque ipsum</text:span><text:span text:style-name="T2">&lt;/</text:span><text:span text:style-name="T4">a</text:span><text:span text:style-name="T2">&gt;&lt;/</text:span><text:span text:style-name="T4">h6</text:span><text:span text:style-name="T2">&gt;</text:span></text:p>
      <text:p text:style-name="P2">        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"</text:span><text:span text:style-name="T2">&gt;</text:span><text:span text:style-name="T9">Ut quam imperdiet tincidunt vestibulum eget magna eget sem imperdiet tincidunt praesent sit amet adipiscing</text:span><text:span text:style-name="T4">&amp;hellip;</text:span><text:span text:style-name="T2">&lt;/</text:span><text:span text:style-name="T4">p</text:span><text:span text:style-name="T2">&gt;</text:span></text:p>
      <text:p text:style-name="P2">            <text:span text:style-name="T2">&lt;/</text:span><text:span text:style-name="T4">article</text:span><text:span text:style-name="T2">&gt;</text:span></text:p>
      <text:p text:style-name="P2">          <text:span text:style-name="T2">&lt;/</text:span><text:span text:style-name="T4">li</text:span><text:span text:style-name="T2">&gt;</text:span></text:p>
      <text:p text:style-name="P2">          <text:span text:style-name="T2">&lt;</text:span><text:span text:style-name="T4">li</text:span><text:span text:style-name="T9"> </text:span><text:span text:style-name="T6">class</text:span><text:span text:style-name="T9">=</text:span><text:span text:style-name="T8">"one_half first"</text:span><text:span text:style-name="T2">&gt;</text:span></text:p>
      <text:p text:style-name="P2">            <text:span text:style-name="T2">&lt;</text:span><text:span text:style-name="T4">article</text:span><text:span text:style-name="T2">&gt;</text:span></text:p>
      <text:p text:style-name="P2">    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Risus auctor vel</text:span><text:span text:style-name="T2">&lt;/</text:span><text:span text:style-name="T4">a</text:span><text:span text:style-name="T2">&gt;&lt;/</text:span><text:span text:style-name="T4">h6</text:span><text:span text:style-name="T2">&gt;</text:span></text:p>
      <text:p text:style-name="P2">        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"</text:span><text:span text:style-name="T2">&gt;</text:span><text:span text:style-name="T9">Accumsan curabitur cursus porta lectus nam posuere orci in elementum molestie purus erat volutpat ullamcorper</text:span><text:span text:style-name="T4">&amp;hellip;</text:span><text:span text:style-name="T2">&lt;/</text:span><text:span text:style-name="T4">p</text:span><text:span text:style-name="T2">&gt;</text:span></text:p>
      <text:p text:style-name="P2">            <text:span text:style-name="T2">&lt;/</text:span><text:span text:style-name="T4">article</text:span><text:span text:style-name="T2">&gt;</text:span></text:p>
      <text:p text:style-name="P2">          <text:span text:style-name="T2">&lt;/</text:span><text:span text:style-name="T4">li</text:span><text:span text:style-name="T2">&gt;</text:span></text:p>
      <text:p text:style-name="P2">          <text:span text:style-name="T2">&lt;</text:span><text:span text:style-name="T4">li</text:span><text:span text:style-name="T9"> </text:span><text:span text:style-name="T6">class</text:span><text:span text:style-name="T9">=</text:span><text:span text:style-name="T8">"one_half"</text:span><text:span text:style-name="T2">&gt;</text:span></text:p>
      <text:p text:style-name="P2">            <text:span text:style-name="T2">&lt;</text:span><text:span text:style-name="T4">article</text:span><text:span text:style-name="T2">&gt;</text:span></text:p>
      <text:p text:style-name="P2">    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Volutpat vitae</text:span><text:span text:style-name="T2">&lt;/</text:span><text:span text:style-name="T4">a</text:span><text:span text:style-name="T2">&gt;&lt;/</text:span><text:span text:style-name="T4">h6</text:span><text:span text:style-name="T2">&gt;</text:span></text:p>
      <text:p text:style-name="P2">        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"</text:span><text:span text:style-name="T2">&gt;</text:span><text:span text:style-name="T9">Elit purus non odio etiam dictum euismod lectus vestibulum tincidunt erat vel molestie gravida ligula lacus</text:span><text:span text:style-name="T4">&amp;hellip;</text:span><text:span text:style-name="T2">&lt;/</text:span><text:span text:style-name="T4">p</text:span><text:span text:style-name="T2">&gt;</text:span></text:p>
      <text:p text:style-name="P2">            <text:span text:style-name="T2">&lt;/</text:span><text:span text:style-name="T4">article</text:span><text:span text:style-name="T2">&gt;</text:span></text:p>
      <text:p text:style-name="P2"><text:soft-page-break/>          <text:span text:style-name="T2">&lt;/</text:span><text:span text:style-name="T4">li</text:span><text:span text:style-name="T2">&gt;</text:span></text:p>
      <text:p text:style-name="P2">        <text:span text:style-name="T2">&lt;/</text:span><text:span text:style-name="T4">ul</text:span><text:span text:style-name="T2">&gt;</text:span></text:p>
      <text:p text:style-name="P2">      <text:span text:style-name="T2">&lt;/</text:span><text:span text:style-name="T4">div</text:span><text:span text:style-name="T2">&gt;</text:span></text:p>
      <text:p text:style-name="P2">    <text:span text:style-name="T2">&lt;/</text:span><text:span text:style-name="T4">section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10">&lt;!-- / main body --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clear"</text:span><text:span text:style-name="T2">&gt;&lt;/</text:span><text:span text:style-name="T4">div</text:span><text:span text:style-name="T2">&gt;</text:span></text:p>
      <text:p text:style-name="P2">  <text:span text:style-name="T2">&lt;/</text:span><text:span text:style-name="T4">main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1"><text:span text:style-name="T1">&lt;</text:span><text:span text:style-name="T3">div</text:span> <text:span text:style-name="T5">class</text:span>=<text:span text:style-name="T7">"bgded overlay"</text:span> <text:span text:style-name="T5">style</text:span>=<text:span text:style-name="T7">"background-image:url('images/demo/backgrounds/01.png');"</text:span><text:span text:style-name="T1">&gt;</text:span></text:p>
      <text:p text:style-name="P2">  <text:span text:style-name="T2">&lt;</text:span><text:span text:style-name="T4">figure</text:span><text:span text:style-name="T9"> </text:span><text:span text:style-name="T6">class</text:span><text:span text:style-name="T9">=</text:span><text:span text:style-name="T8">"hoc container clear imgroup"</text:span><text:span text:style-name="T2">&gt;</text:span><text:span text:style-name="T9"> 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figcaption</text:span><text:span text:style-name="T9"> </text:span><text:span text:style-name="T6">class</text:span><text:span text:style-name="T9">=</text:span><text:span text:style-name="T8">"sectiontitle"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 font-xs"</text:span><text:span text:style-name="T2">&gt;</text:span><text:span text:style-name="T9">Pulvinar sem eu tincidunt magna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heading underline font-x2"</text:span><text:span text:style-name="T2">&gt;</text:span><text:span text:style-name="T9">Nulla eu turpis curabitur</text:span><text:span text:style-name="T2">&lt;/</text:span><text:span text:style-name="T4">p</text:span><text:span text:style-name="T2">&gt;</text:span></text:p>
      <text:p text:style-name="P2">    <text:span text:style-name="T2">&lt;/</text:span><text:span text:style-name="T4">figcaption</text:span><text:span text:style-name="T2">&gt;</text:span></text:p>
      <text:p text:style-name="P2">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group"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48x261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48x261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48x261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48x261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48x261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48x261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<text:span text:style-name="T2">&lt;/</text:span><text:span text:style-name="T4">ul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<text:span text:style-name="T2">&lt;/</text:span><text:span text:style-name="T4">figure</text:span><text:span text:style-name="T2">&gt;</text:span></text:p>
      <text:p text:style-name="P2">  <text:span text:style-name="T10">&lt;!-- ################################################################################################ --&gt;</text:span></text:p>
      <text:p text:style-name="P2"><text:soft-page-break/>  <text:span text:style-name="T2">&lt;/</text:span><text:span text:style-name="T4">section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1"><text:span text:style-name="T1">&lt;</text:span><text:span text:style-name="T3">div</text:span> <text:span text:style-name="T5">class</text:span>=<text:span text:style-name="T7">"wrapper row2"</text:span><text:span text:style-name="T1">&gt;</text:span></text:p>
      <text:p text:style-name="P2">  <text:span text:style-name="T2">&lt;</text:span><text:span text:style-name="T4">div</text:span><text:span text:style-name="T9"> </text:span><text:span text:style-name="T6">class</text:span><text:span text:style-name="T9">=</text:span><text:span text:style-name="T8">"hoc container clear"</text:span><text:span text:style-name="T2">&gt;</text:span><text:span text:style-name="T9"> 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sectiontitle"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 font-xs"</text:span><text:span text:style-name="T2">&gt;</text:span><text:span text:style-name="T9">Vel lorem quis arcu euismod faucibus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heading underline font-x2"</text:span><text:span text:style-name="T2">&gt;</text:span><text:span text:style-name="T9">Quisque luctus nullam eget</text:span><text:span text:style-name="T2">&lt;/</text:span><text:span text:style-name="T4">p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2">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group team"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 first"</text:span><text:span text:style-name="T2">&gt;</text:span></text:p>
      <text:p text:style-name="P2">        <text:span text:style-name="T2">&lt;</text:span><text:span text:style-name="T4">figure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00x3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</text:span></text:p>
      <text:p text:style-name="P2">          <text:span text:style-name="T2">&lt;</text:span><text:span text:style-name="T4">figcaption</text:span><text:span text:style-name="T2">&gt;&lt;</text:span><text:span text:style-name="T4">strong</text:span><text:span text:style-name="T2">&gt;</text:span><text:span text:style-name="T9">A. Doe</text:span><text:span text:style-name="T2">&lt;/</text:span><text:span text:style-name="T4">strong</text:span><text:span text:style-name="T2">&gt;</text:span><text:span text:style-name="T9"> </text:span><text:span text:style-name="T2">&lt;</text:span><text:span text:style-name="T4">em</text:span><text:span text:style-name="T2">&gt;</text:span><text:span text:style-name="T9">Job Title Here</text:span><text:span text:style-name="T2">&lt;/</text:span><text:span text:style-name="T4">em</text:span><text:span text:style-name="T2">&gt;&lt;/</text:span><text:span text:style-name="T4">figcaption</text:span><text:span text:style-name="T2">&gt;</text:span></text:p>
      <text:p text:style-name="P2">        <text:span text:style-name="T2">&lt;/</text:span><text:span text:style-name="T4">figure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</text:span></text:p>
      <text:p text:style-name="P2">        <text:span text:style-name="T2">&lt;</text:span><text:span text:style-name="T4">figure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00x3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</text:span></text:p>
      <text:p text:style-name="P2">          <text:span text:style-name="T2">&lt;</text:span><text:span text:style-name="T4">figcaption</text:span><text:span text:style-name="T2">&gt;&lt;</text:span><text:span text:style-name="T4">strong</text:span><text:span text:style-name="T2">&gt;</text:span><text:span text:style-name="T9">B. Doe</text:span><text:span text:style-name="T2">&lt;/</text:span><text:span text:style-name="T4">strong</text:span><text:span text:style-name="T2">&gt;</text:span><text:span text:style-name="T9"> </text:span><text:span text:style-name="T2">&lt;</text:span><text:span text:style-name="T4">em</text:span><text:span text:style-name="T2">&gt;</text:span><text:span text:style-name="T9">Job Title Here</text:span><text:span text:style-name="T2">&lt;/</text:span><text:span text:style-name="T4">em</text:span><text:span text:style-name="T2">&gt;&lt;/</text:span><text:span text:style-name="T4">figcaption</text:span><text:span text:style-name="T2">&gt;</text:span></text:p>
      <text:p text:style-name="P2">        <text:span text:style-name="T2">&lt;/</text:span><text:span text:style-name="T4">figure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</text:span></text:p>
      <text:p text:style-name="P2">        <text:span text:style-name="T2">&lt;</text:span><text:span text:style-name="T4">figure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00x3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</text:span></text:p>
      <text:p text:style-name="P2">          <text:span text:style-name="T2">&lt;</text:span><text:span text:style-name="T4">figcaption</text:span><text:span text:style-name="T2">&gt;&lt;</text:span><text:span text:style-name="T4">strong</text:span><text:span text:style-name="T2">&gt;</text:span><text:span text:style-name="T9">C. Doe</text:span><text:span text:style-name="T2">&lt;/</text:span><text:span text:style-name="T4">strong</text:span><text:span text:style-name="T2">&gt;</text:span><text:span text:style-name="T9"> </text:span><text:span text:style-name="T2">&lt;</text:span><text:span text:style-name="T4">em</text:span><text:span text:style-name="T2">&gt;</text:span><text:span text:style-name="T9">Job Title Here</text:span><text:span text:style-name="T2">&lt;/</text:span><text:span text:style-name="T4">em</text:span><text:span text:style-name="T2">&gt;&lt;/</text:span><text:span text:style-name="T4">figcaption</text:span><text:span text:style-name="T2">&gt;</text:span></text:p>
      <text:p text:style-name="P2">        <text:span text:style-name="T2">&lt;/</text:span><text:span text:style-name="T4">figure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</text:span></text:p>
      <text:p text:style-name="P2">        <text:span text:style-name="T2">&lt;</text:span><text:span text:style-name="T4">figure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00x3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</text:span></text:p>
      <text:p text:style-name="P2">          <text:span text:style-name="T2">&lt;</text:span><text:span text:style-name="T4">figcaption</text:span><text:span text:style-name="T2">&gt;&lt;</text:span><text:span text:style-name="T4">strong</text:span><text:span text:style-name="T2">&gt;</text:span><text:span text:style-name="T9">D. Doe</text:span><text:span text:style-name="T2">&lt;/</text:span><text:span text:style-name="T4">strong</text:span><text:span text:style-name="T2">&gt;</text:span><text:span text:style-name="T9"> </text:span><text:span text:style-name="T2">&lt;</text:span><text:span text:style-name="T4">em</text:span><text:span text:style-name="T2">&gt;</text:span><text:span text:style-name="T9">Job Title Here</text:span><text:span text:style-name="T2">&lt;/</text:span><text:span text:style-name="T4">em</text:span><text:span text:style-name="T2">&gt;&lt;/</text:span><text:span text:style-name="T4">figcaption</text:span><text:span text:style-name="T2">&gt;</text:span></text:p>
      <text:p text:style-name="P2">        <text:span text:style-name="T2">&lt;/</text:span><text:span text:style-name="T4">figure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<text:span text:style-name="T2">&lt;/</text:span><text:span text:style-name="T4">ul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<text:span text:style-name="T2">&lt;/</text:span><text:span text:style-name="T4">div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3"><text:soft-page-break/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1"><text:span text:style-name="T1">&lt;</text:span><text:span text:style-name="T3">div</text:span> <text:span text:style-name="T5">class</text:span>=<text:span text:style-name="T7">"wrapper row3"</text:span><text:span text:style-name="T1">&gt;</text:span></text:p>
      <text:p text:style-name="P2">  <text:span text:style-name="T2">&lt;</text:span><text:span text:style-name="T4">figure</text:span><text:span text:style-name="T9"> </text:span><text:span text:style-name="T6">class</text:span><text:span text:style-name="T9">=</text:span><text:span text:style-name="T8">"hoc container clear clients"</text:span><text:span text:style-name="T2">&gt;</text:span><text:span text:style-name="T9"> 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figcaption</text:span><text:span text:style-name="T9"> </text:span><text:span text:style-name="T6">class</text:span><text:span text:style-name="T9">=</text:span><text:span text:style-name="T8">"sectiontitle"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 font-xs"</text:span><text:span text:style-name="T2">&gt;</text:span><text:span text:style-name="T9">Nisl donec eu neque nisi molestie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heading underline font-x2"</text:span><text:span text:style-name="T2">&gt;</text:span><text:span text:style-name="T9">Pellentesque donec ut dolor</text:span><text:span text:style-name="T2">&lt;/</text:span><text:span text:style-name="T4">p</text:span><text:span text:style-name="T2">&gt;</text:span></text:p>
      <text:p text:style-name="P2">    <text:span text:style-name="T2">&lt;/</text:span><text:span text:style-name="T4">figcaption</text:span><text:span text:style-name="T2">&gt;</text:span></text:p>
      <text:p text:style-name="P2">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group"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 first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249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249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249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249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 first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249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249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249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249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<text:span text:style-name="T2">&lt;/</text:span><text:span text:style-name="T4">ul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<text:span text:style-name="T2">&lt;/</text:span><text:span text:style-name="T4">figure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1"><text:soft-page-break/><text:span text:style-name="T1">&lt;</text:span><text:span text:style-name="T3">div</text:span> <text:span text:style-name="T5">class</text:span>=<text:span text:style-name="T7">"wrapper bgded overlay"</text:span> <text:span text:style-name="T5">style</text:span>=<text:span text:style-name="T7">"background-image:url('images/demo/backgrounds/01.png');"</text:span><text:span text:style-name="T1">&gt;</text:span></text:p>
      <text:p text:style-name="P2">  <text:span text:style-name="T2">&lt;</text:span><text:span text:style-name="T4">section</text:span><text:span text:style-name="T9"> </text:span><text:span text:style-name="T6">id</text:span><text:span text:style-name="T9">=</text:span><text:span text:style-name="T8">"testimonials"</text:span><text:span text:style-name="T9"> </text:span><text:span text:style-name="T6">class</text:span><text:span text:style-name="T9">=</text:span><text:span text:style-name="T8">"hoc container clear"</text:span><text:span text:style-name="T2">&gt;</text:span><text:span text:style-name="T9"> 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sectiontitle"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 font-xs"</text:span><text:span text:style-name="T2">&gt;</text:span><text:span text:style-name="T9">Imperdiet at rhoncus vitae ante sed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heading underline font-x2"</text:span><text:span text:style-name="T2">&gt;</text:span><text:span text:style-name="T9">Eu felis etiam et risus at</text:span><text:span text:style-name="T2">&lt;/</text:span><text:span text:style-name="T4">p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2">    <text:span text:style-name="T2">&lt;</text:span><text:span text:style-name="T4">article</text:span><text:span text:style-name="T9"> </text:span><text:span text:style-name="T6">class</text:span><text:span text:style-name="T9">=</text:span><text:span text:style-name="T8">"btmspace-80"</text:span><text:span text:style-name="T2">&gt;</text:span></text:p>
      <text:p text:style-name="P2">      <text:span text:style-name="T2">&lt;</text:span><text:span text:style-name="T4">blockquote</text:span><text:span text:style-name="T2">&gt;</text:span><text:span text:style-name="T9">Pellentesque ipsum pede malesuada non vulputate at euismod et lorem nullam tincidunt urna eget nisl eleifend vulputate sed vitae risus sed enim fermentum venenatis sed augue eros tempor sit amet.</text:span><text:span text:style-name="T2">&lt;/</text:span><text:span text:style-name="T4">blockquote</text:span><text:span text:style-name="T2">&gt;</text:span></text:p>
      <text:p text:style-name="P2">      <text:span text:style-name="T2">&lt;</text:span><text:span text:style-name="T4">figure</text:span><text:span text:style-name="T9"> </text:span><text:span text:style-name="T6">class</text:span><text:span text:style-name="T9">=</text:span><text:span text:style-name="T8">"clear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60x60.png"</text:span><text:span text:style-name="T9"> </text:span><text:span text:style-name="T6">alt</text:span><text:span text:style-name="T9">=</text:span><text:span text:style-name="T8">""</text:span><text:span text:style-name="T2">&gt;</text:span></text:p>
      <text:p text:style-name="P2">        <text:span text:style-name="T2">&lt;</text:span><text:span text:style-name="T4">figcaption</text:span><text:span text:style-name="T2">&gt;</text:span></text:p>
      <text:p text:style-name="P2">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John Doe</text:span><text:span text:style-name="T2">&lt;/</text:span><text:span text:style-name="T4">h6</text:span><text:span text:style-name="T2">&gt;</text:span></text:p>
      <text:p text:style-name="P2">          <text:span text:style-name="T2">&lt;</text:span><text:span text:style-name="T4">em</text:span><text:span text:style-name="T2">&gt;</text:span><text:span text:style-name="T9">CEO</text:span><text:span text:style-name="T2">&lt;/</text:span><text:span text:style-name="T4">em</text:span><text:span text:style-name="T2">&gt;&lt;/</text:span><text:span text:style-name="T4">figcaption</text:span><text:span text:style-name="T2">&gt;</text:span></text:p>
      <text:p text:style-name="P2">      <text:span text:style-name="T2">&lt;/</text:span><text:span text:style-name="T4">figure</text:span><text:span text:style-name="T2">&gt;</text:span></text:p>
      <text:p text:style-name="P2">    <text:span text:style-name="T2">&lt;/</text:span><text:span text:style-name="T4">article</text:span><text:span text:style-name="T2">&gt;</text:span></text:p>
      <text:p text:style-name="P2">    <text:span text:style-name="T2">&lt;</text:span><text:span text:style-name="T4">footer</text:span><text:span text:style-name="T9"> </text:span><text:span text:style-name="T6">class</text:span><text:span text:style-name="T9">=</text:span><text:span text:style-name="T8">"center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btn"</text:span><text:span text:style-name="T9"> </text:span><text:span text:style-name="T6">href</text:span><text:span text:style-name="T9">=</text:span><text:span text:style-name="T8">"#"</text:span><text:span text:style-name="T2">&gt;</text:span><text:span text:style-name="T9">More Testimonials</text:span><text:span text:style-name="T2">&lt;/</text:span><text:span text:style-name="T4">a</text:span><text:span text:style-name="T2">&gt;&lt;/</text:span><text:span text:style-name="T4">footer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<text:span text:style-name="T2">&lt;/</text:span><text:span text:style-name="T4">section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1"><text:span text:style-name="T1">&lt;</text:span><text:span text:style-name="T3">div</text:span> <text:span text:style-name="T5">class</text:span>=<text:span text:style-name="T7">"wrapper row3"</text:span><text:span text:style-name="T1">&gt;</text:span></text:p>
      <text:p text:style-name="P2">  <text:span text:style-name="T2">&lt;</text:span><text:span text:style-name="T4">section</text:span><text:span text:style-name="T9"> </text:span><text:span text:style-name="T6">class</text:span><text:span text:style-name="T9">=</text:span><text:span text:style-name="T8">"hoc container clear"</text:span><text:span text:style-name="T2">&gt;</text:span><text:span text:style-name="T9"> 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sectiontitle"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 font-xs"</text:span><text:span text:style-name="T2">&gt;</text:span><text:span text:style-name="T9">Felis dictum viverra mauris dui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heading underline font-x2"</text:span><text:span text:style-name="T2">&gt;</text:span><text:span text:style-name="T9">Phasellus nunc erat cursus</text:span><text:span text:style-name="T2">&lt;/</text:span><text:span text:style-name="T4">p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2">    <text:span text:style-name="T2">&lt;</text:span><text:span text:style-name="T4">ul</text:span><text:span text:style-name="T9"> </text:span><text:span text:style-name="T6">id</text:span><text:span text:style-name="T9">=</text:span><text:span text:style-name="T8">"latest"</text:span><text:span text:style-name="T9"> </text:span><text:span text:style-name="T6">class</text:span><text:span text:style-name="T9">=</text:span><text:span text:style-name="T8">"nospace group"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 first"</text:span><text:span text:style-name="T2">&gt;</text:span></text:p>
      <text:p text:style-name="P2">        <text:span text:style-name="T2">&lt;</text:span><text:span text:style-name="T4">article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48x261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</text:span></text:p>
      <text:p text:style-name="P2">      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meta clear"</text:span><text:span text:style-name="T2">&gt;</text:span></text:p>
      <text:p text:style-name="P2">            <text:span text:style-name="T2">&lt;</text:span><text:span text:style-name="T4">li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user"</text:span><text:span text:style-name="T2">&gt;&lt;/</text:span><text:span text:style-name="T4">i</text:span><text:span text:style-name="T2">&gt;</text:span><text:span text:style-name="T9"> </text:span>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Admin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<text:span text:style-name="T2">&lt;</text:span><text:span text:style-name="T4">li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comments"</text:span><text:span text:style-name="T2">&gt;&lt;/</text:span><text:span text:style-name="T4">i</text:span><text:span text:style-name="T2">&gt;</text:span><text:span text:style-name="T9"> </text:span>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Comments (10)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<text:soft-page-break/>          <text:span text:style-name="T2">&lt;/</text:span><text:span text:style-name="T4">ul</text:span><text:span text:style-name="T2">&gt;</text:span></text:p>
      <text:p text:style-name="P2">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excerpt clear"</text:span><text:span text:style-name="T2">&gt;</text:span></text:p>
      <text:p text:style-name="P2">  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Aliquet tincidunt vel vulputate egestas leo</text:span><text:span text:style-name="T2">&lt;/</text:span><text:span text:style-name="T4">h6</text:span><text:span text:style-name="T2">&gt;</text:span></text:p>
      <text:p text:style-name="P2">            <text:span text:style-name="T2">&lt;</text:span><text:span text:style-name="T4">time</text:span><text:span text:style-name="T9"> </text:span><text:span text:style-name="T6">datetime</text:span><text:span text:style-name="T9">=</text:span><text:span text:style-name="T8">"2045-04-05T08:15+00:00"</text:span><text:span text:style-name="T2">&gt;&lt;</text:span><text:span text:style-name="T4">strong</text:span><text:span text:style-name="T2">&gt;</text:span><text:span text:style-name="T9">05</text:span><text:span text:style-name="T2">&lt;/</text:span><text:span text:style-name="T4">strong</text:span><text:span text:style-name="T2">&gt;</text:span><text:span text:style-name="T9"> </text:span><text:span text:style-name="T2">&lt;</text:span><text:span text:style-name="T4">em</text:span><text:span text:style-name="T2">&gt;</text:span><text:span text:style-name="T9">Apr</text:span><text:span text:style-name="T2">&lt;/</text:span><text:span text:style-name="T4">em</text:span><text:span text:style-name="T2">&gt;&lt;/</text:span><text:span text:style-name="T4">time</text:span><text:span text:style-name="T2">&gt;</text:span></text:p>
      <text:p text:style-name="P2">            <text:span text:style-name="T2">&lt;</text:span><text:span text:style-name="T4">p</text:span><text:span text:style-name="T2">&gt;</text:span><text:span text:style-name="T9">Integer id justo ut diam suscipit laoreet quisque bibendum dolor at ultricies vestibulum risus</text:span><text:span text:style-name="T4">&amp;hellip;</text:span><text:span text:style-name="T2">&lt;/</text:span><text:span text:style-name="T4">p</text:span><text:span text:style-name="T2">&gt;</text:span></text:p>
      <text:p text:style-name="P2">          <text:span text:style-name="T2">&lt;/</text:span><text:span text:style-name="T4">div</text:span><text:span text:style-name="T2">&gt;</text:span></text:p>
      <text:p text:style-name="P2">          <text:span text:style-name="T2">&lt;</text:span><text:span text:style-name="T4">footer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btn"</text:span><text:span text:style-name="T9"> </text:span><text:span text:style-name="T6">href</text:span><text:span text:style-name="T9">=</text:span><text:span text:style-name="T8">"#"</text:span><text:span text:style-name="T2">&gt;</text:span><text:span text:style-name="T9">Read More</text:span><text:span text:style-name="T2">&lt;/</text:span><text:span text:style-name="T4">a</text:span><text:span text:style-name="T2">&gt;&lt;/</text:span><text:span text:style-name="T4">footer</text:span><text:span text:style-name="T2">&gt;</text:span></text:p>
      <text:p text:style-name="P2">        <text:span text:style-name="T2">&lt;/</text:span><text:span text:style-name="T4">article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"</text:span><text:span text:style-name="T2">&gt;</text:span></text:p>
      <text:p text:style-name="P2">        <text:span text:style-name="T2">&lt;</text:span><text:span text:style-name="T4">article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48x261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</text:span></text:p>
      <text:p text:style-name="P2">      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meta clear"</text:span><text:span text:style-name="T2">&gt;</text:span></text:p>
      <text:p text:style-name="P2">            <text:span text:style-name="T2">&lt;</text:span><text:span text:style-name="T4">li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user"</text:span><text:span text:style-name="T2">&gt;&lt;/</text:span><text:span text:style-name="T4">i</text:span><text:span text:style-name="T2">&gt;</text:span><text:span text:style-name="T9"> </text:span>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Admin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<text:span text:style-name="T2">&lt;</text:span><text:span text:style-name="T4">li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comments"</text:span><text:span text:style-name="T2">&gt;&lt;/</text:span><text:span text:style-name="T4">i</text:span><text:span text:style-name="T2">&gt;</text:span><text:span text:style-name="T9"> </text:span>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Comments (10)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<text:span text:style-name="T2">&lt;/</text:span><text:span text:style-name="T4">ul</text:span><text:span text:style-name="T2">&gt;</text:span></text:p>
      <text:p text:style-name="P2">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excerpt clear"</text:span><text:span text:style-name="T2">&gt;</text:span></text:p>
      <text:p text:style-name="P2">  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Dui eleifend elit ac ullamcorper libero tellus</text:span><text:span text:style-name="T2">&lt;/</text:span><text:span text:style-name="T4">h6</text:span><text:span text:style-name="T2">&gt;</text:span></text:p>
      <text:p text:style-name="P2">            <text:span text:style-name="T2">&lt;</text:span><text:span text:style-name="T4">time</text:span><text:span text:style-name="T9"> </text:span><text:span text:style-name="T6">datetime</text:span><text:span text:style-name="T9">=</text:span><text:span text:style-name="T8">"2045-04-04T08:15+00:00"</text:span><text:span text:style-name="T2">&gt;&lt;</text:span><text:span text:style-name="T4">strong</text:span><text:span text:style-name="T2">&gt;</text:span><text:span text:style-name="T9">04</text:span><text:span text:style-name="T2">&lt;/</text:span><text:span text:style-name="T4">strong</text:span><text:span text:style-name="T2">&gt;</text:span><text:span text:style-name="T9"> </text:span><text:span text:style-name="T2">&lt;</text:span><text:span text:style-name="T4">em</text:span><text:span text:style-name="T2">&gt;</text:span><text:span text:style-name="T9">Apr</text:span><text:span text:style-name="T2">&lt;/</text:span><text:span text:style-name="T4">em</text:span><text:span text:style-name="T2">&gt;&lt;/</text:span><text:span text:style-name="T4">time</text:span><text:span text:style-name="T2">&gt;</text:span></text:p>
      <text:p text:style-name="P2">            <text:span text:style-name="T2">&lt;</text:span><text:span text:style-name="T4">p</text:span><text:span text:style-name="T2">&gt;</text:span><text:span text:style-name="T9">Vel turpis quisque blandit metus ut tellus in mauris vivamus faucibus vivamus egestas lobortis</text:span><text:span text:style-name="T4">&amp;hellip;</text:span><text:span text:style-name="T2">&lt;/</text:span><text:span text:style-name="T4">p</text:span><text:span text:style-name="T2">&gt;</text:span></text:p>
      <text:p text:style-name="P2">          <text:span text:style-name="T2">&lt;/</text:span><text:span text:style-name="T4">div</text:span><text:span text:style-name="T2">&gt;</text:span></text:p>
      <text:p text:style-name="P2">          <text:span text:style-name="T2">&lt;</text:span><text:span text:style-name="T4">footer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btn"</text:span><text:span text:style-name="T9"> </text:span><text:span text:style-name="T6">href</text:span><text:span text:style-name="T9">=</text:span><text:span text:style-name="T8">"#"</text:span><text:span text:style-name="T2">&gt;</text:span><text:span text:style-name="T9">Read More</text:span><text:span text:style-name="T2">&lt;/</text:span><text:span text:style-name="T4">a</text:span><text:span text:style-name="T2">&gt;&lt;/</text:span><text:span text:style-name="T4">footer</text:span><text:span text:style-name="T2">&gt;</text:span></text:p>
      <text:p text:style-name="P2">        <text:span text:style-name="T2">&lt;/</text:span><text:span text:style-name="T4">article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"</text:span><text:span text:style-name="T2">&gt;</text:span></text:p>
      <text:p text:style-name="P2">        <text:span text:style-name="T2">&lt;</text:span><text:span text:style-name="T4">article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48x261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</text:span></text:p>
      <text:p text:style-name="P2">      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meta clear"</text:span><text:span text:style-name="T2">&gt;</text:span></text:p>
      <text:p text:style-name="P2">            <text:span text:style-name="T2">&lt;</text:span><text:span text:style-name="T4">li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user"</text:span><text:span text:style-name="T2">&gt;&lt;/</text:span><text:span text:style-name="T4">i</text:span><text:span text:style-name="T2">&gt;</text:span><text:span text:style-name="T9"> </text:span>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Admin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<text:span text:style-name="T2">&lt;</text:span><text:span text:style-name="T4">li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comments"</text:span><text:span text:style-name="T2">&gt;&lt;/</text:span><text:span text:style-name="T4">i</text:span><text:span text:style-name="T2">&gt;</text:span><text:span text:style-name="T9"> </text:span>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Comments (10)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<text:span text:style-name="T2">&lt;/</text:span><text:span text:style-name="T4">ul</text:span><text:span text:style-name="T2">&gt;</text:span></text:p>
      <text:p text:style-name="P2">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excerpt clear"</text:span><text:span text:style-name="T2">&gt;</text:span></text:p>
      <text:p text:style-name="P2">  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Odio curabitur id neque sed urna facilisis blandit</text:span><text:span text:style-name="T2">&lt;/</text:span><text:span text:style-name="T4">h6</text:span><text:span text:style-name="T2">&gt;</text:span></text:p>
      <text:p text:style-name="P2">            <text:span text:style-name="T2">&lt;</text:span><text:span text:style-name="T4">time</text:span><text:span text:style-name="T9"> </text:span><text:span text:style-name="T6">datetime</text:span><text:span text:style-name="T9">=</text:span><text:span text:style-name="T8">"2045-04-03T08:15+00:00"</text:span><text:span text:style-name="T2">&gt;&lt;</text:span><text:span text:style-name="T4">strong</text:span><text:span text:style-name="T2">&gt;</text:span><text:span text:style-name="T9">03</text:span><text:span text:style-name="T2">&lt;/</text:span><text:span text:style-name="T4">strong</text:span><text:span text:style-name="T2">&gt;</text:span><text:span text:style-name="T9"> </text:span><text:span text:style-name="T2">&lt;</text:span><text:span text:style-name="T4">em</text:span><text:span text:style-name="T2">&gt;</text:span><text:span text:style-name="T9">Apr</text:span><text:span text:style-name="T2">&lt;/</text:span><text:span text:style-name="T4">em</text:span><text:span text:style-name="T2">&gt;&lt;/</text:span><text:span text:style-name="T4">time</text:span><text:span text:style-name="T2">&gt;</text:span></text:p>
      <text:p text:style-name="P2">            <text:span text:style-name="T2">&lt;</text:span><text:span text:style-name="T4">p</text:span><text:span text:style-name="T2">&gt;</text:span><text:span text:style-name="T9">Donec quis metus vel tortor porttitor pretium cras at justo nullam at lacus id metus pulvinar</text:span><text:span text:style-name="T4">&amp;hellip;</text:span><text:span text:style-name="T2">&lt;/</text:span><text:span text:style-name="T4">p</text:span><text:span text:style-name="T2">&gt;</text:span></text:p>
      <text:p text:style-name="P2">          <text:span text:style-name="T2">&lt;/</text:span><text:span text:style-name="T4">div</text:span><text:span text:style-name="T2">&gt;</text:span></text:p>
      <text:p text:style-name="P2">          <text:span text:style-name="T2">&lt;</text:span><text:span text:style-name="T4">footer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btn"</text:span><text:span text:style-name="T9"> </text:span><text:span text:style-name="T6">href</text:span><text:span text:style-name="T9">=</text:span><text:span text:style-name="T8">"#"</text:span><text:span text:style-name="T2">&gt;</text:span><text:span text:style-name="T9">Read More</text:span><text:span text:style-name="T2">&lt;/</text:span><text:span text:style-name="T4">a</text:span><text:span text:style-name="T2">&gt;&lt;/</text:span><text:span text:style-name="T4">footer</text:span><text:span text:style-name="T2">&gt;</text:span></text:p>
      <text:p text:style-name="P2">        <text:span text:style-name="T2">&lt;/</text:span><text:span text:style-name="T4">article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<text:span text:style-name="T2">&lt;/</text:span><text:span text:style-name="T4">ul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<text:span text:style-name="T2">&lt;/</text:span><text:span text:style-name="T4">section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3"><text:soft-page-break/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1"><text:span text:style-name="T1">&lt;</text:span><text:span text:style-name="T3">div</text:span> <text:span text:style-name="T5">class</text:span>=<text:span text:style-name="T7">"wrapper coloured"</text:span><text:span text:style-name="T1">&gt;</text:span></text:p>
      <text:p text:style-name="P2">  <text:span text:style-name="T2">&lt;</text:span><text:span text:style-name="T4">section</text:span><text:span text:style-name="T9"> </text:span><text:span text:style-name="T6">id</text:span><text:span text:style-name="T9">=</text:span><text:span text:style-name="T8">"ctdetails"</text:span><text:span text:style-name="T9"> </text:span><text:span text:style-name="T6">class</text:span><text:span text:style-name="T9">=</text:span><text:span text:style-name="T8">"hoc clear"</text:span><text:span text:style-name="T2">&gt;</text:span><text:span text:style-name="T9"> 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clear"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 first"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block clear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phone"</text:span><text:span text:style-name="T2">&gt;&lt;/</text:span><text:span text:style-name="T4">i</text:span><text:span text:style-name="T2">&gt;&lt;/</text:span><text:span text:style-name="T4">a</text:span><text:span text:style-name="T2">&gt;</text:span><text:span text:style-name="T9"> </text:span><text:span text:style-name="T2">&lt;</text:span><text:span text:style-name="T4">span</text:span><text:span text:style-name="T2">&gt;&lt;</text:span><text:span text:style-name="T4">strong</text:span><text:span text:style-name="T2">&gt;</text:span><text:span text:style-name="T9">Give us a call:</text:span><text:span text:style-name="T2">&lt;/</text:span><text:span text:style-name="T4">strong</text:span><text:span text:style-name="T2">&gt;</text:span><text:span text:style-name="T9"> +00 (123) 456 7890</text:span><text:span text:style-name="T2">&lt;/</text:span><text:span text:style-name="T4">span</text:span><text:span text:style-name="T2">&gt;&lt;/</text:span><text:span text:style-name="T4">div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block clear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envelope"</text:span><text:span text:style-name="T2">&gt;&lt;/</text:span><text:span text:style-name="T4">i</text:span><text:span text:style-name="T2">&gt;&lt;/</text:span><text:span text:style-name="T4">a</text:span><text:span text:style-name="T2">&gt;</text:span><text:span text:style-name="T9"> </text:span><text:span text:style-name="T2">&lt;</text:span><text:span text:style-name="T4">span</text:span><text:span text:style-name="T2">&gt;&lt;</text:span><text:span text:style-name="T4">strong</text:span><text:span text:style-name="T2">&gt;</text:span><text:span text:style-name="T9">Send us a mail:</text:span><text:span text:style-name="T2">&lt;/</text:span><text:span text:style-name="T4">strong</text:span><text:span text:style-name="T2">&gt;</text:span><text:span text:style-name="T9"> support@domain.com</text:span><text:span text:style-name="T2">&lt;/</text:span><text:span text:style-name="T4">span</text:span><text:span text:style-name="T2">&gt;&lt;/</text:span><text:span text:style-name="T4">div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block clear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clock"</text:span><text:span text:style-name="T2">&gt;&lt;/</text:span><text:span text:style-name="T4">i</text:span><text:span text:style-name="T2">&gt;&lt;/</text:span><text:span text:style-name="T4">a</text:span><text:span text:style-name="T2">&gt;</text:span><text:span text:style-name="T9"> </text:span><text:span text:style-name="T2">&lt;</text:span><text:span text:style-name="T4">span</text:span><text:span text:style-name="T2">&gt;&lt;</text:span><text:span text:style-name="T4">strong</text:span><text:span text:style-name="T2">&gt;</text:span><text:span text:style-name="T9"> Monday - Saturday:</text:span><text:span text:style-name="T2">&lt;/</text:span><text:span text:style-name="T4">strong</text:span><text:span text:style-name="T2">&gt;</text:span><text:span text:style-name="T9"> 08.00am - 18.00pm</text:span><text:span text:style-name="T2">&lt;/</text:span><text:span text:style-name="T4">span</text:span><text:span text:style-name="T2">&gt;&lt;/</text:span><text:span text:style-name="T4">div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block clear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map-marker-alt"</text:span><text:span text:style-name="T2">&gt;&lt;/</text:span><text:span text:style-name="T4">i</text:span><text:span text:style-name="T2">&gt;&lt;/</text:span><text:span text:style-name="T4">a</text:span><text:span text:style-name="T2">&gt;</text:span><text:span text:style-name="T9"> </text:span><text:span text:style-name="T2">&lt;</text:span><text:span text:style-name="T4">span</text:span><text:span text:style-name="T2">&gt;&lt;</text:span><text:span text:style-name="T4">strong</text:span><text:span text:style-name="T2">&gt;</text:span><text:span text:style-name="T9">Come visit us:</text:span><text:span text:style-name="T2">&lt;/</text:span><text:span text:style-name="T4">strong</text:span><text:span text:style-name="T2">&gt;</text:span><text:span text:style-name="T9"> Directions to </text:span>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our location</text:span><text:span text:style-name="T2">&lt;/</text:span><text:span text:style-name="T4">a</text:span><text:span text:style-name="T2">&gt;&lt;/</text:span><text:span text:style-name="T4">span</text:span><text:span text:style-name="T2">&gt;&lt;/</text:span><text:span text:style-name="T4">div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<text:span text:style-name="T2">&lt;/</text:span><text:span text:style-name="T4">ul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<text:span text:style-name="T2">&lt;/</text:span><text:span text:style-name="T4">section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1"><text:span text:style-name="T1">&lt;</text:span><text:span text:style-name="T3">div</text:span> <text:span text:style-name="T5">class</text:span>=<text:span text:style-name="T7">"bgded overlay row4"</text:span> <text:span text:style-name="T5">style</text:span>=<text:span text:style-name="T7">"background-image:url('images/demo/backgrounds/01.png');"</text:span><text:span text:style-name="T1">&gt;</text:span></text:p>
      <text:p text:style-name="P2">  <text:span text:style-name="T2">&lt;</text:span><text:span text:style-name="T4">footer</text:span><text:span text:style-name="T9"> </text:span><text:span text:style-name="T6">id</text:span><text:span text:style-name="T9">=</text:span><text:span text:style-name="T8">"footer"</text:span><text:span text:style-name="T9"> </text:span><text:span text:style-name="T6">class</text:span><text:span text:style-name="T9">=</text:span><text:span text:style-name="T8">"hoc clear"</text:span><text:span text:style-name="T2">&gt;</text:span><text:span text:style-name="T9"> </text:span></text:p>
      <text:p text:style-name="P2"><text:soft-page-break/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one_quarter first"</text:span><text:span text:style-name="T2">&gt;</text:span></text:p>
      <text:p text:style-name="P2">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Pellentesque dictum</text:span><text:span text:style-name="T2">&lt;/</text:span><text:span text:style-name="T4">h6</text:span><text:span text:style-name="T2">&gt;</text:span></text:p>
      <text:p text:style-name="P2">  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linklist"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Ultricies in molestie sed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Consectetuer nam sodale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Euismod tellus sed non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Est etiam in eros curabitur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Viverra dui nec arcu sed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/</text:span><text:span text:style-name="T4">ul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one_quarter"</text:span><text:span text:style-name="T2">&gt;</text:span></text:p>
      <text:p text:style-name="P2">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Fermentum pellentesque</text:span><text:span text:style-name="T2">&lt;/</text:span><text:span text:style-name="T4">h6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 btmspace-15"</text:span><text:span text:style-name="T2">&gt;</text:span><text:span text:style-name="T9">Pede ullamcorper facilisis bibendum nulla elit gravida elit vel suscipit urna.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form</text:span><text:span text:style-name="T9"> </text:span><text:span text:style-name="T6">action</text:span><text:span text:style-name="T9">=</text:span><text:span text:style-name="T8">"#"</text:span><text:span text:style-name="T9"> </text:span><text:span text:style-name="T6">method</text:span><text:span text:style-name="T9">=</text:span><text:span text:style-name="T8">"post"</text:span><text:span text:style-name="T2">&gt;</text:span></text:p>
      <text:p text:style-name="P2">        <text:span text:style-name="T2">&lt;</text:span><text:span text:style-name="T4">fieldset</text:span><text:span text:style-name="T2">&gt;</text:span></text:p>
      <text:p text:style-name="P2">          <text:span text:style-name="T2">&lt;</text:span><text:span text:style-name="T4">legend</text:span><text:span text:style-name="T2">&gt;</text:span><text:span text:style-name="T9">Newsletter:</text:span><text:span text:style-name="T2">&lt;/</text:span><text:span text:style-name="T4">legend</text:span><text:span text:style-name="T2">&gt;</text:span></text:p>
      <text:p text:style-name="P2">          <text:span text:style-name="T2">&lt;</text:span><text:span text:style-name="T4">input</text:span><text:span text:style-name="T9"> </text:span><text:span text:style-name="T6">class</text:span><text:span text:style-name="T9">=</text:span><text:span text:style-name="T8">"btmspace-15"</text:span><text:span text:style-name="T9"> </text:span><text:span text:style-name="T6">type</text:span><text:span text:style-name="T9">=</text:span><text:span text:style-name="T8">"text"</text:span><text:span text:style-name="T9"> </text:span><text:span text:style-name="T6">value</text:span><text:span text:style-name="T9">=</text:span><text:span text:style-name="T8">""</text:span><text:span text:style-name="T9"> </text:span><text:span text:style-name="T6">placeholder</text:span><text:span text:style-name="T9">=</text:span><text:span text:style-name="T8">"Name"</text:span><text:span text:style-name="T2">&gt;</text:span></text:p>
      <text:p text:style-name="P2">          <text:span text:style-name="T2">&lt;</text:span><text:span text:style-name="T4">input</text:span><text:span text:style-name="T9"> </text:span><text:span text:style-name="T6">class</text:span><text:span text:style-name="T9">=</text:span><text:span text:style-name="T8">"btmspace-15"</text:span><text:span text:style-name="T9"> </text:span><text:span text:style-name="T6">type</text:span><text:span text:style-name="T9">=</text:span><text:span text:style-name="T8">"text"</text:span><text:span text:style-name="T9"> </text:span><text:span text:style-name="T6">value</text:span><text:span text:style-name="T9">=</text:span><text:span text:style-name="T8">""</text:span><text:span text:style-name="T9"> </text:span><text:span text:style-name="T6">placeholder</text:span><text:span text:style-name="T9">=</text:span><text:span text:style-name="T8">"Email"</text:span><text:span text:style-name="T2">&gt;</text:span></text:p>
      <text:p text:style-name="P2">          <text:span text:style-name="T2">&lt;</text:span><text:span text:style-name="T4">button</text:span><text:span text:style-name="T9"> </text:span><text:span text:style-name="T6">type</text:span><text:span text:style-name="T9">=</text:span><text:span text:style-name="T8">"submit"</text:span><text:span text:style-name="T9"> </text:span><text:span text:style-name="T6">value</text:span><text:span text:style-name="T9">=</text:span><text:span text:style-name="T8">"submit"</text:span><text:span text:style-name="T2">&gt;</text:span><text:span text:style-name="T9">Submit</text:span><text:span text:style-name="T2">&lt;/</text:span><text:span text:style-name="T4">button</text:span><text:span text:style-name="T2">&gt;</text:span></text:p>
      <text:p text:style-name="P2">        <text:span text:style-name="T2">&lt;/</text:span><text:span text:style-name="T4">fieldset</text:span><text:span text:style-name="T2">&gt;</text:span></text:p>
      <text:p text:style-name="P2">      <text:span text:style-name="T2">&lt;/</text:span><text:span text:style-name="T4">form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one_quarter"</text:span><text:span text:style-name="T2">&gt;</text:span></text:p>
      <text:p text:style-name="P2">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Nisi nunc velit aliquam</text:span><text:span text:style-name="T2">&lt;/</text:span><text:span text:style-name="T4">h6</text:span><text:span text:style-name="T2">&gt;</text:span></text:p>
      <text:p text:style-name="P2">  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linklist"</text:span><text:span text:style-name="T2">&gt;</text:span></text:p>
      <text:p text:style-name="P2">        <text:span text:style-name="T2">&lt;</text:span><text:span text:style-name="T4">li</text:span><text:span text:style-name="T2">&gt;</text:span></text:p>
      <text:p text:style-name="P2">          <text:span text:style-name="T2">&lt;</text:span><text:span text:style-name="T4">article</text:span><text:span text:style-name="T2">&gt;</text:span></text:p>
      <text:p text:style-name="P2">      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 btmspace-10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Sapien sit amet tortor nulla vulputate odio in varius tristique nisi urna.</text:span><text:span text:style-name="T2">&lt;/</text:span><text:span text:style-name="T4">a</text:span><text:span text:style-name="T2">&gt;&lt;/</text:span><text:span text:style-name="T4">p</text:span><text:span text:style-name="T2">&gt;</text:span></text:p>
      <text:p text:style-name="P2">            <text:span text:style-name="T2">&lt;</text:span><text:span text:style-name="T4">time</text:span><text:span text:style-name="T9"> </text:span><text:span text:style-name="T6">class</text:span><text:span text:style-name="T9">=</text:span><text:span text:style-name="T8">"block font-xs"</text:span><text:span text:style-name="T9"> </text:span><text:span text:style-name="T6">datetime</text:span><text:span text:style-name="T9">=</text:span><text:span text:style-name="T8">"2045-04-06"</text:span><text:span text:style-name="T2">&gt;</text:span><text:span text:style-name="T9">Friday, 6</text:span><text:span text:style-name="T2">&lt;</text:span><text:span text:style-name="T4">sup</text:span><text:span text:style-name="T2">&gt;</text:span><text:span text:style-name="T9">th</text:span><text:span text:style-name="T2">&lt;/</text:span><text:span text:style-name="T4">sup</text:span><text:span text:style-name="T2">&gt;</text:span><text:span text:style-name="T9"> April 2045</text:span><text:span text:style-name="T2">&lt;/</text:span><text:span text:style-name="T4">time</text:span><text:span text:style-name="T2">&gt;</text:span></text:p>
      <text:p text:style-name="P2">          <text:span text:style-name="T2">&lt;/</text:span><text:span text:style-name="T4">article</text:span><text:span text:style-name="T2">&gt;</text:span></text:p>
      <text:p text:style-name="P2">        <text:span text:style-name="T2">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</text:span></text:p>
      <text:p text:style-name="P2">          <text:span text:style-name="T2">&lt;</text:span><text:span text:style-name="T4">article</text:span><text:span text:style-name="T2">&gt;</text:span></text:p>
      <text:p text:style-name="P2">      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 btmspace-10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Consequat erat id rutrum nisi magna vel tellus phasellus malesuada bibendum.</text:span><text:span text:style-name="T2">&lt;/</text:span><text:span text:style-name="T4">a</text:span><text:span text:style-name="T2">&gt;&lt;/</text:span><text:span text:style-name="T4">p</text:span><text:span text:style-name="T2">&gt;</text:span></text:p>
      <text:p text:style-name="P2">            <text:span text:style-name="T2">&lt;</text:span><text:span text:style-name="T4">time</text:span><text:span text:style-name="T9"> </text:span><text:span text:style-name="T6">class</text:span><text:span text:style-name="T9">=</text:span><text:span text:style-name="T8">"block font-xs"</text:span><text:span text:style-name="T9"> </text:span><text:span text:style-name="T6">datetime</text:span><text:span text:style-name="T9">=</text:span><text:span text:style-name="T8">"2045-04-05"</text:span><text:span text:style-name="T2">&gt;</text:span><text:span text:style-name="T9">Thursday, 5</text:span><text:span text:style-name="T2">&lt;</text:span><text:span text:style-name="T4">sup</text:span><text:span text:style-name="T2">&gt;</text:span><text:span text:style-name="T9">th</text:span><text:span text:style-name="T2">&lt;/</text:span><text:span text:style-name="T4">sup</text:span><text:span text:style-name="T2">&gt;</text:span><text:span text:style-name="T9"> April 2045</text:span><text:span text:style-name="T2">&lt;/</text:span><text:span text:style-name="T4">time</text:span><text:span text:style-name="T2">&gt;</text:span></text:p>
      <text:p text:style-name="P2">          <text:span text:style-name="T2">&lt;/</text:span><text:span text:style-name="T4">article</text:span><text:span text:style-name="T2">&gt;</text:span></text:p>
      <text:p text:style-name="P2">        <text:span text:style-name="T2">&lt;/</text:span><text:span text:style-name="T4">li</text:span><text:span text:style-name="T2">&gt;</text:span></text:p>
      <text:p text:style-name="P2">      <text:span text:style-name="T2">&lt;/</text:span><text:span text:style-name="T4">ul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one_quarter"</text:span><text:span text:style-name="T2">&gt;</text:span></text:p>
      <text:p text:style-name="P2">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Lacinia iaculis nunc</text:span><text:span text:style-name="T2">&lt;/</text:span><text:span text:style-name="T4">h6</text:span><text:span text:style-name="T2">&gt;</text:span></text:p>
      <text:p text:style-name="P2">  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clear latestimg"</text:span><text:span text:style-name="T2">&gt;</text:span></text:p>
      <text:p text:style-name="P2"><text:soft-page-break/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100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100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100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100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100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100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100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100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100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/</text:span><text:span text:style-name="T4">ul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<text:span text:style-name="T2">&lt;/</text:span><text:span text:style-name="T4">footer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1"><text:span text:style-name="T1">&lt;</text:span><text:span text:style-name="T3">div</text:span> <text:span text:style-name="T5">class</text:span>=<text:span text:style-name="T7">"wrapper row5"</text:span><text:span text:style-name="T1">&gt;</text:span></text:p>
      <text:p text:style-name="P2">  <text:span text:style-name="T2">&lt;</text:span><text:span text:style-name="T4">div</text:span><text:span text:style-name="T9"> </text:span><text:span text:style-name="T6">id</text:span><text:span text:style-name="T9">=</text:span><text:span text:style-name="T8">"copyright"</text:span><text:span text:style-name="T9"> </text:span><text:span text:style-name="T6">class</text:span><text:span text:style-name="T9">=</text:span><text:span text:style-name="T8">"hoc clear"</text:span><text:span text:style-name="T2">&gt;</text:span><text:span text:style-name="T9"> 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p</text:span><text:span text:style-name="T9"> </text:span><text:span text:style-name="T6">class</text:span><text:span text:style-name="T9">=</text:span><text:span text:style-name="T8">"fl_left"</text:span><text:span text:style-name="T2">&gt;</text:span><text:span text:style-name="T9">Copyright </text:span><text:span text:style-name="T4">&amp;copy;</text:span><text:span text:style-name="T9"> 2018 - All Rights Reserved - </text:span>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Domain Name</text:span><text:span text:style-name="T2">&lt;/</text:span><text:span text:style-name="T4">a</text:span><text:span text:style-name="T2">&gt;&lt;/</text:span><text:span text:style-name="T4">p</text:span><text:span text:style-name="T2">&gt;</text:span></text:p>
      <text:p text:style-name="P2">    <text:span text:style-name="T2">&lt;</text:span><text:span text:style-name="T4">p</text:span><text:span text:style-name="T9"> </text:span><text:span text:style-name="T6">class</text:span><text:span text:style-name="T9">=</text:span><text:span text:style-name="T8">"fl_right"</text:span><text:span text:style-name="T2">&gt;</text:span><text:span text:style-name="T9">Template by </text:span><text:span text:style-name="T2">&lt;</text:span><text:span text:style-name="T4">a</text:span><text:span text:style-name="T9"> </text:span><text:span text:style-name="T6">target</text:span><text:span text:style-name="T9">=</text:span><text:span text:style-name="T8">"_blank"</text:span><text:span text:style-name="T9"> </text:span><text:span text:style-name="T6">href</text:span><text:span text:style-name="T9">=</text:span><text:span text:style-name="T8">"https://www.os-templates.com/"</text:span><text:span text:style-name="T9"> </text:span><text:span text:style-name="T6">title</text:span><text:span text:style-name="T9">=</text:span><text:span text:style-name="T8">"Free Website Templates"</text:span><text:span text:style-name="T2">&gt;</text:span><text:span text:style-name="T9">OS Templates</text:span><text:span text:style-name="T2">&lt;/</text:span><text:span text:style-name="T4">a</text:span><text:span text:style-name="T2">&gt;&lt;/</text:span><text:span text:style-name="T4">p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<text:span text:style-name="T2">&lt;/</text:span><text:span text:style-name="T4">div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3">&lt;!-- ################################################################################################ --&gt;</text:p>
      <text:p text:style-name="P3"><text:soft-page-break/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1"><text:span text:style-name="T1">&lt;</text:span><text:span text:style-name="T3">a</text:span> <text:span text:style-name="T5">id</text:span>=<text:span text:style-name="T7">"backtotop"</text:span> <text:span text:style-name="T5">href</text:span>=<text:span text:style-name="T7">"#top"</text:span><text:span text:style-name="T1">&gt;&lt;</text:span><text:span text:style-name="T3">i</text:span> <text:span text:style-name="T5">class</text:span>=<text:span text:style-name="T7">"fas fa-chevron-up"</text:span><text:span text:style-name="T1">&gt;&lt;/</text:span><text:span text:style-name="T3">i</text:span><text:span text:style-name="T1">&gt;&lt;/</text:span><text:span text:style-name="T3">a</text:span><text:span text:style-name="T1">&gt;</text:span></text:p>
      <text:p text:style-name="P3">&lt;!-- JAVASCRIPTS --&gt;</text:p>
      <text:p text:style-name="P1"><text:span text:style-name="T1">&lt;</text:span><text:span text:style-name="T3">script</text:span> <text:span text:style-name="T5">src</text:span>=<text:span text:style-name="T7">"layout/scripts/jquery.min.js"</text:span><text:span text:style-name="T1">&gt;&lt;/</text:span><text:span text:style-name="T3">script</text:span><text:span text:style-name="T1">&gt;</text:span></text:p>
      <text:p text:style-name="P1"><text:span text:style-name="T1">&lt;</text:span><text:span text:style-name="T3">script</text:span> <text:span text:style-name="T5">src</text:span>=<text:span text:style-name="T7">"layout/scripts/jquery.backtotop.js"</text:span><text:span text:style-name="T1">&gt;&lt;/</text:span><text:span text:style-name="T3">script</text:span><text:span text:style-name="T1">&gt;</text:span></text:p>
      <text:p text:style-name="P1"><text:span text:style-name="T1">&lt;</text:span><text:span text:style-name="T3">script</text:span> <text:span text:style-name="T5">src</text:span>=<text:span text:style-name="T7">"layout/scripts/jquery.mobilemenu.js"</text:span><text:span text:style-name="T1">&gt;&lt;/</text:span><text:span text:style-name="T3">script</text:span><text:span text:style-name="T1">&gt;</text:span></text:p>
      <text:p text:style-name="P1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3T22:33:46.928000000</meta:creation-date>
    <dc:date>2021-12-13T22:35:28.415000000</dc:date>
    <meta:editing-duration>PT1M53S</meta:editing-duration>
    <meta:editing-cycles>1</meta:editing-cycles>
    <meta:generator>LibreOffice/6.0.4.2$Windows_X86_64 LibreOffice_project/9b0d9b32d5dcda91d2f1a96dc04c645c450872bf</meta:generator>
    <meta:document-statistic meta:table-count="0" meta:image-count="0" meta:object-count="0" meta:page-count="14" meta:paragraph-count="464" meta:word-count="1619" meta:character-count="25415" meta:non-whitespace-character-count="21389"/>
  </office:meta>
</office:document-meta>
</file>